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text-properties fo:color="#339933" style:font-name="monospace"/>
    </style:style>
    <style:style style:name="P2" style:family="paragraph" style:parent-style-name="Preformatted_20_Text">
      <style:text-properties style:font-name="monospace"/>
    </style:style>
    <style:style style:name="P3" style:family="paragraph" style:parent-style-name="Preformatted_20_Text">
      <style:text-properties fo:color="#009900" style:font-name="monospace"/>
    </style:style>
    <style:style style:name="P4" style:family="paragraph" style:parent-style-name="Preformatted_20_Text">
      <style:paragraph-properties fo:margin-top="0cm" fo:margin-bottom="0.499cm" style:contextual-spacing="false"/>
      <style:text-properties fo:color="#009900" style:font-name="monospace"/>
    </style:style>
    <style:style style:name="T1" style:family="text">
      <style:text-properties fo:color="#993333"/>
    </style:style>
    <style:style style:name="T2" style:family="text">
      <style:text-properties fo:color="#993333" style:font-name="monospace"/>
    </style:style>
    <style:style style:name="T3" style:family="text">
      <style:text-properties fo:color="#009900"/>
    </style:style>
    <style:style style:name="T4" style:family="text">
      <style:text-properties fo:color="#009900" style:font-name="monospace"/>
    </style:style>
    <style:style style:name="T5" style:family="text">
      <style:text-properties fo:color="#339933" style:font-name="monospace"/>
    </style:style>
    <style:style style:name="T6" style:family="text">
      <style:text-properties style:font-name="monospace"/>
    </style:style>
    <style:style style:name="T7" style:family="text">
      <style:text-properties fo:color="#000066" style:font-name="monospace"/>
    </style:style>
    <style:style style:name="T8" style:family="text">
      <style:text-properties fo:color="#ff0000" style:font-name="monospace"/>
    </style:style>
    <style:style style:name="T9" style:family="text">
      <style:text-properties fo:color="#000099" style:font-name="monospace" fo:font-weight="bold"/>
    </style:style>
    <style:style style:name="T10" style:family="text">
      <style:text-properties fo:color="#b1b100" style:font-name="monospace"/>
    </style:style>
    <style:style style:name="T11" style:family="text">
      <style:text-properties fo:color="#0000dd" style:font-name="monospac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#include&lt;stdio.h&gt;</text:p>
      <text:p text:style-name="Preformatted_20_Text"> </text:p>
      <text:p text:style-name="P2"><text:span text:style-name="T1">int</text:span> main<text:span text:style-name="T3">()</text:span></text:p>
      <text:p text:style-name="P3">{</text:p>
      <text:p text:style-name="Preformatted_20_Text"><text:s text:c="3"/><text:span text:style-name="T2">int</text:span><text:span text:style-name="T6"> a</text:span><text:span text:style-name="T5">,</text:span><text:span text:style-name="T6"> b</text:span><text:span text:style-name="T5">,</text:span><text:span text:style-name="T6"> c</text:span><text:span text:style-name="T5">;</text:span></text:p>
      <text:p text:style-name="Preformatted_20_Text"> </text:p>
      <text:p text:style-name="Preformatted_20_Text"><text:s text:c="3"/><text:span text:style-name="T7">printf</text:span><text:span text:style-name="T4">(</text:span><text:span text:style-name="T8">"Enter two numbers to add</text:span><text:span text:style-name="T9">\n</text:span><text:span text:style-name="T8">"</text:span><text:span text:style-name="T4">)</text:span><text:span text:style-name="T5">;</text:span></text:p>
      <text:p text:style-name="Preformatted_20_Text"><text:s text:c="3"/><text:span text:style-name="T7">scanf</text:span><text:span text:style-name="T4">(</text:span><text:span text:style-name="T8">"%d%d"</text:span><text:span text:style-name="T5">,</text:span><text:span text:style-name="T6"> </text:span><text:span text:style-name="T5">&amp;</text:span><text:span text:style-name="T6">a</text:span><text:span text:style-name="T5">,</text:span><text:span text:style-name="T6"> </text:span><text:span text:style-name="T5">&amp;</text:span><text:span text:style-name="T6">b</text:span><text:span text:style-name="T4">)</text:span><text:span text:style-name="T5">;</text:span></text:p>
      <text:p text:style-name="Preformatted_20_Text"> </text:p>
      <text:p text:style-name="Preformatted_20_Text"><text:s text:c="3"/><text:span text:style-name="T6">c </text:span><text:span text:style-name="T5">=</text:span><text:span text:style-name="T6"> a </text:span><text:span text:style-name="T5">+</text:span><text:span text:style-name="T6"> b</text:span><text:span text:style-name="T5">;</text:span></text:p>
      <text:p text:style-name="Preformatted_20_Text"> </text:p>
      <text:p text:style-name="Preformatted_20_Text"><text:s text:c="3"/><text:span text:style-name="T7">printf</text:span><text:span text:style-name="T4">(</text:span><text:span text:style-name="T8">"Sum of the numbers = %d</text:span><text:span text:style-name="T9">\n</text:span><text:span text:style-name="T8">"</text:span><text:span text:style-name="T5">,</text:span><text:span text:style-name="T6"> c</text:span><text:span text:style-name="T4">)</text:span><text:span text:style-name="T5">;</text:span></text:p>
      <text:p text:style-name="Preformatted_20_Text"> </text:p>
      <text:p text:style-name="Preformatted_20_Text"><text:s text:c="3"/><text:span text:style-name="T10">return</text:span><text:span text:style-name="T6"> </text:span><text:span text:style-name="T11">0</text:span><text:span text:style-name="T5">;</text:span></text:p>
      <text:p text:style-name="P4">}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ospace" svg:font-family="monospace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8T10:36:43.168159100</meta:creation-date>
    <dc:date>2018-05-08T10:37:05.996922412</dc:date>
    <meta:editing-duration>P0D</meta:editing-duration>
    <meta:editing-cycles>1</meta:editing-cycles>
    <meta:document-statistic meta:table-count="0" meta:image-count="0" meta:object-count="0" meta:page-count="1" meta:paragraph-count="15" meta:word-count="31" meta:character-count="181" meta:non-whitespace-character-count="137"/>
    <meta:generator>LibreOffice/4.2.8.2$Linux_x86 LibreOffice_project/420m0$Build-2</meta:generator>
  </office:meta>
</office:document-meta>
</file>